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visible"/>
    </style:style>
    <style:style style:name="gr2" style:family="graphic" style:parent-style-name="standard">
      <style:graphic-properties draw:fill-color="#7da647" draw:textarea-horizontal-align="center" draw:textarea-vertical-align="middle"/>
    </style:style>
    <style:style style:name="gr3" style:family="graphic" style:parent-style-name="standard">
      <style:graphic-properties draw:fill="solid" draw:fill-color="#ff6633" draw:textarea-horizontal-align="center" draw:textarea-vertical-align="middle"/>
    </style:style>
    <style:style style:name="gr4" style:family="graphic" style:parent-style-name="standard">
      <style:graphic-properties draw:fill="solid" draw:fill-color="#ffd320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e6ff00"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950e" draw:textarea-horizontal-align="center" draw:textarea-vertical-align="middle" draw:shadow="visible"/>
    </style:style>
    <style:style style:name="gr10" style:family="graphic" style:parent-style-name="standard">
      <style:graphic-properties draw:fill="solid" draw:fill-color="#ccffff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aecf00" draw:textarea-horizontal-align="center" draw:textarea-vertical-align="middle" draw:shadow="visib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ffff66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4cm"/>
    </style:style>
    <style:style style:name="gr1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draw:stroke-dash="Line_20_with_20_Fine_20_Dots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9.6cm" svg:height="10cm" svg:x="7.9cm" svg:y="5.4cm">
          <text:p/>
        </draw:rect>
        <draw:rect draw:style-name="gr2" draw:text-style-name="P2" draw:layer="layout" svg:width="3.5cm" svg:height="1.5cm" svg:x="8.9cm" svg:y="5.9cm">
          <text:p text:style-name="P1"><text:span text:style-name="T1">ArchiveDaemon</text:span></text:p>
        </draw:rect>
        <draw:rect draw:style-name="gr3" draw:text-style-name="P2" xml:id="id3" draw:id="id3" draw:layer="layout" svg:width="3.5cm" svg:height="1.5cm" svg:x="8.9cm" svg:y="8.3cm">
          <text:p text:style-name="P1"><text:span text:style-name="T1">Informer</text:span></text:p>
        </draw:rect>
        <draw:rect draw:style-name="gr4" draw:text-style-name="P2" xml:id="id4" draw:id="id4" draw:layer="layout" svg:width="3.5cm" svg:height="1.5cm" svg:x="8.9cm" svg:y="10.8cm">
          <text:p text:style-name="P1"><text:span text:style-name="T1">Персонализация</text:span></text:p>
        </draw:rect>
        <draw:rect draw:style-name="gr5" draw:text-style-name="P2" xml:id="id5" draw:id="id5" draw:layer="layout" svg:width="3.5cm" svg:height="1.5cm" svg:x="8.9cm" svg:y="13.1cm">
          <text:p text:style-name="P1"><text:span text:style-name="T1">Pure-ftpd</text:span></text:p>
        </draw:rect>
        <draw:rect draw:style-name="gr6" draw:text-style-name="P2" xml:id="id2" draw:id="id2" draw:layer="layout" svg:width="3.5cm" svg:height="1.5cm" svg:x="8.9cm" svg:y="5.9cm">
          <text:p text:style-name="P1"><text:span text:style-name="T1">ArchiveDaemon</text:span></text:p>
        </draw:rect>
        <draw:rect draw:style-name="gr7" draw:text-style-name="P2" xml:id="id1" draw:id="id1" draw:layer="layout" svg:width="3.5cm" svg:height="1.5cm" svg:x="13.6cm" svg:y="8.3cm">
          <text:p text:style-name="P1"><text:span text:style-name="T1">WebApp</text:span></text:p>
        </draw:rect>
        <draw:connector draw:style-name="gr8" draw:text-style-name="P1" draw:layer="layout" svg:x1="15.35cm" svg:y1="8.3cm" svg:x2="12.4cm" svg:y2="6.65cm" draw:start-shape="id1" draw:start-glue-point="0" draw:end-shape="id2" draw:end-glue-point="1" svg:d="m15350 8300v-1650h-2950">
          <text:p/>
        </draw:connector>
        <draw:connector draw:style-name="gr8" draw:text-style-name="P1" draw:layer="layout" svg:x1="10.65cm" svg:y1="7.4cm" svg:x2="10.65cm" svg:y2="8.3cm" draw:start-shape="id2" draw:start-glue-point="2" draw:end-shape="id3" draw:end-glue-point="0" svg:d="m10650 7400v900">
          <text:p/>
        </draw:connector>
        <draw:connector draw:style-name="gr8" draw:text-style-name="P1" draw:layer="layout" svg:x1="10.65cm" svg:y1="9.8cm" svg:x2="10.65cm" svg:y2="10.8cm" draw:start-shape="id3" draw:start-glue-point="2" draw:end-shape="id4" draw:end-glue-point="0" svg:d="m10650 9800v1000">
          <text:p/>
        </draw:connector>
        <draw:connector draw:style-name="gr8" draw:text-style-name="P1" draw:layer="layout" svg:x1="13.6cm" svg:y1="9.05cm" svg:x2="12.4cm" svg:y2="9.05cm" draw:start-shape="id1" draw:start-glue-point="3" draw:end-shape="id3" svg:d="m13600 9050h-1200">
          <text:p/>
        </draw:connector>
        <draw:connector draw:style-name="gr8" draw:text-style-name="P1" draw:layer="layout" svg:x1="15.35cm" svg:y1="9.8cm" svg:x2="12.4cm" svg:y2="11.55cm" draw:start-shape="id1" draw:start-glue-point="2" draw:end-shape="id4" svg:d="m15350 9800v1750h-2950">
          <text:p/>
        </draw:connector>
        <draw:connector draw:style-name="gr8" draw:text-style-name="P1" draw:layer="layout" svg:x1="15.35cm" svg:y1="9.8cm" svg:x2="12.4cm" svg:y2="13.85cm" draw:start-shape="id1" draw:start-glue-point="2" draw:end-shape="id5" draw:end-glue-point="1" svg:d="m15350 9800v4050h-2950">
          <text:p/>
        </draw:connector>
        <draw:rect draw:style-name="gr9" draw:text-style-name="P3" xml:id="id6" draw:id="id6" draw:layer="layout" svg:width="2cm" svg:height="1.5cm" svg:x="5cm" svg:y="6.9cm">
          <text:p text:style-name="P1"><text:span text:style-name="T2">СМСЦ</text:span></text:p>
        </draw:rect>
        <draw:rect draw:style-name="gr9" draw:text-style-name="P3" xml:id="id7" draw:id="id7" draw:layer="layout" svg:width="2cm" svg:height="1.5cm" svg:x="5cm" svg:y="8.9cm">
          <text:p text:style-name="P1"><text:span text:style-name="T2">СМСЦ</text:span></text:p>
        </draw:rect>
        <draw:rect draw:style-name="gr9" draw:text-style-name="P3" xml:id="id13" draw:id="id13" draw:layer="layout" svg:width="2cm" svg:height="1.5cm" svg:x="5cm" svg:y="10.9cm">
          <text:p text:style-name="P1"><text:span text:style-name="T2">СМСЦ</text:span></text:p>
        </draw:rect>
        <draw:connector draw:style-name="gr8" draw:text-style-name="P1" draw:layer="layout" draw:line-skew="0.4cm" svg:x1="8.9cm" svg:y1="9.05cm" svg:x2="7cm" svg:y2="7.65cm" draw:start-shape="id3" draw:start-glue-point="3" draw:end-shape="id6" svg:d="m8900 9050h-400v-1400h-1500">
          <text:p/>
        </draw:connector>
        <draw:connector draw:style-name="gr8" draw:text-style-name="P1" draw:layer="layout" draw:line-skew="0.4cm" svg:x1="8.9cm" svg:y1="9.05cm" svg:x2="7cm" svg:y2="9.65cm" draw:start-shape="id3" draw:start-glue-point="3" draw:end-shape="id7" draw:end-glue-point="1" svg:d="m8900 9050h-400v600h-1500">
          <text:p/>
        </draw:connector>
        <draw:rect draw:style-name="gr10" draw:text-style-name="P2" xml:id="id9" draw:id="id9" draw:layer="layout" svg:width="4cm" svg:height="1cm" svg:x="18.9cm" svg:y="6.9cm">
          <text:p text:style-name="P1"><text:span text:style-name="T1">Файловый ресурс</text:span></text:p>
        </draw:rect>
        <draw:rect draw:style-name="gr10" draw:text-style-name="P2" xml:id="id10" draw:id="id10" draw:layer="layout" svg:width="4cm" svg:height="1cm" svg:x="18.9cm" svg:y="8.4cm">
          <text:p text:style-name="P1"><text:span text:style-name="T1">Файловый ресурс</text:span></text:p>
        </draw:rect>
        <draw:rect draw:style-name="gr10" draw:text-style-name="P2" xml:id="id11" draw:id="id11" draw:layer="layout" svg:width="4cm" svg:height="1cm" svg:x="18.9cm" svg:y="9.9cm">
          <text:p text:style-name="P1"><text:span text:style-name="T1">Файловый ресурс</text:span></text:p>
        </draw:rect>
        <draw:rect draw:style-name="gr10" draw:text-style-name="P2" xml:id="id8" draw:id="id8" draw:layer="layout" svg:width="4cm" svg:height="1cm" svg:x="18.9cm" svg:y="5.4cm">
          <text:p text:style-name="P1"><text:span text:style-name="T1">Файловый ресурс</text:span></text:p>
        </draw:rect>
        <draw:rect draw:style-name="gr11" draw:text-style-name="P2" xml:id="id12" draw:id="id12" draw:layer="layout" svg:width="4cm" svg:height="1cm" svg:x="18.9cm" svg:y="13cm">
          <text:p text:style-name="P1"><text:span text:style-name="T1">БД Siebel</text:span></text:p>
        </draw:rect>
        <draw:connector draw:style-name="gr8" draw:text-style-name="P1" draw:layer="layout" svg:x1="17.1cm" svg:y1="9.05cm" svg:x2="18.9cm" svg:y2="5.9cm" draw:start-shape="id1" draw:start-glue-point="1" draw:end-shape="id8" draw:end-glue-point="3" svg:d="m17100 9050h900v-3150h900">
          <text:p/>
        </draw:connector>
        <draw:connector draw:style-name="gr8" draw:text-style-name="P1" draw:layer="layout" svg:x1="17.1cm" svg:y1="9.05cm" svg:x2="18.9cm" svg:y2="7.4cm" draw:start-shape="id1" draw:start-glue-point="1" draw:end-shape="id9" draw:end-glue-point="3" svg:d="m17100 9050h900v-1650h900">
          <text:p/>
        </draw:connector>
        <draw:connector draw:style-name="gr8" draw:text-style-name="P1" draw:layer="layout" svg:x1="17.1cm" svg:y1="9.05cm" svg:x2="18.9cm" svg:y2="8.9cm" draw:start-shape="id1" draw:start-glue-point="1" draw:end-shape="id10" draw:end-glue-point="3" svg:d="m17100 9050h900v-150h900">
          <text:p/>
        </draw:connector>
        <draw:connector draw:style-name="gr8" draw:text-style-name="P1" draw:layer="layout" svg:x1="17.1cm" svg:y1="9.05cm" svg:x2="18.9cm" svg:y2="10.4cm" draw:start-shape="id1" draw:start-glue-point="1" draw:end-shape="id11" svg:d="m17100 9050h900v1350h900">
          <text:p/>
        </draw:connector>
        <draw:connector draw:style-name="gr8" draw:text-style-name="P1" draw:layer="layout" svg:x1="17.1cm" svg:y1="9.05cm" svg:x2="18.9cm" svg:y2="13.5cm" draw:start-shape="id1" draw:start-glue-point="1" draw:end-shape="id12" draw:end-glue-point="3" svg:d="m17100 9050h900v4450h900">
          <text:p/>
        </draw:connector>
        <draw:frame draw:style-name="gr12" draw:text-style-name="P4" draw:layer="layout" svg:width="5.002cm" svg:height="0.839cm" svg:x="12.617cm" svg:y="5.437cm">
          <draw:text-box>
            <text:p><text:span text:style-name="T3">SMS-Информатор</text:span></text:p>
          </draw:text-box>
        </draw:frame>
        <draw:connector draw:style-name="gr8" draw:text-style-name="P1" draw:layer="layout" draw:line-skew="0.4cm" svg:x1="8.9cm" svg:y1="9.05cm" svg:x2="7cm" svg:y2="11.65cm" draw:start-shape="id3" draw:start-glue-point="3" draw:end-shape="id13" draw:end-glue-point="1" svg:d="m8900 9050h-400v2600h-1500">
          <text:p/>
        </draw:connector>
      </draw:page>
      <draw:page draw:name="page2" draw:style-name="dp1" draw:master-page-name="Обычный">
        <draw:rect draw:style-name="gr13" draw:text-style-name="P2" xml:id="id14" draw:id="id14" draw:layer="layout" svg:width="3cm" svg:height="0.5cm" svg:x="2cm" svg:y="2cm">
          <text:p text:style-name="P1"><text:span text:style-name="T1">/opt/informer</text:span></text:p>
        </draw:rect>
        <draw:rect draw:style-name="gr13" draw:text-style-name="P2" xml:id="id15" draw:id="id15" draw:layer="layout" svg:width="3cm" svg:height="0.5cm" svg:x="3cm" svg:y="3cm">
          <text:p text:style-name="P1"><text:span text:style-name="T1">conf</text:span></text:p>
        </draw:rect>
        <draw:rect draw:style-name="gr13" draw:text-style-name="P2" xml:id="id16" draw:id="id16" draw:layer="layout" svg:width="3cm" svg:height="0.5cm" svg:x="3cm" svg:y="4cm">
          <text:p text:style-name="P1"><text:span text:style-name="T1">logs</text:span></text:p>
        </draw:rect>
        <draw:rect draw:style-name="gr13" draw:text-style-name="P2" xml:id="id17" draw:id="id17" draw:layer="layout" svg:width="3cm" svg:height="0.5cm" svg:x="3cm" svg:y="5cm">
          <text:p text:style-name="P1"><text:span text:style-name="T1">services</text:span></text:p>
        </draw:rect>
        <draw:rect draw:style-name="gr13" draw:text-style-name="P2" xml:id="id18" draw:id="id18" draw:layer="layout" svg:width="3.5cm" svg:height="0.5cm" svg:x="4cm" svg:y="6cm">
          <text:p text:style-name="P1"><text:span text:style-name="T1">ArchiveDaemon</text:span></text:p>
        </draw:rect>
        <draw:rect draw:style-name="gr13" draw:text-style-name="P2" xml:id="id19" draw:id="id19" draw:layer="layout" svg:width="3.5cm" svg:height="0.5cm" svg:x="4cm" svg:y="7cm">
          <text:p text:style-name="P1"><text:span text:style-name="T1">Informer</text:span></text:p>
        </draw:rect>
        <draw:rect draw:style-name="gr13" draw:text-style-name="P2" xml:id="id20" draw:id="id20" draw:layer="layout" svg:width="3.5cm" svg:height="0.5cm" svg:x="4cm" svg:y="8cm">
          <text:p text:style-name="P1"><text:span text:style-name="T1">ftpserver</text:span></text:p>
        </draw:rect>
        <draw:rect draw:style-name="gr13" draw:text-style-name="P2" xml:id="id21" draw:id="id21" draw:layer="layout" svg:width="3.5cm" svg:height="0.5cm" svg:x="4cm" svg:y="9cm">
          <text:p text:style-name="P1"><text:span text:style-name="T1">pvss</text:span></text:p>
        </draw:rect>
        <draw:rect draw:style-name="gr13" draw:text-style-name="P2" xml:id="id22" draw:id="id22" draw:layer="layout" svg:width="3cm" svg:height="0.5cm" svg:x="3cm" svg:y="10cm">
          <text:p text:style-name="P1"><text:span text:style-name="T1">tomcat</text:span></text:p>
        </draw:rect>
        <draw:rect draw:style-name="gr13" draw:text-style-name="P2" xml:id="id23" draw:id="id23" draw:layer="layout" svg:width="3cm" svg:height="0.5cm" svg:x="3cm" svg:y="11cm">
          <text:p text:style-name="P1"><text:span text:style-name="T1">webapps</text:span></text:p>
        </draw:rect>
        <draw:rect draw:style-name="gr13" draw:text-style-name="P2" xml:id="id25" draw:id="id25" draw:layer="layout" svg:width="3cm" svg:height="0.5cm" svg:x="4cm" svg:y="12cm">
          <text:p text:style-name="P1"><text:span text:style-name="T1">informer</text:span></text:p>
        </draw:rect>
        <draw:rect draw:style-name="gr13" draw:text-style-name="P2" xml:id="id24" draw:id="id24" draw:layer="layout" svg:width="3cm" svg:height="0.5cm" svg:x="3cm" svg:y="13cm">
          <text:p text:style-name="P1"><text:span text:style-name="T1">work</text:span></text:p>
        </draw:rect>
        <draw:connector draw:style-name="gr14" draw:text-style-name="P1" draw:layer="layout" svg:x1="2cm" svg:y1="2.25cm" svg:x2="3cm" svg:y2="3.25cm" draw:start-shape="id14" draw:start-glue-point="3" draw:end-shape="id15" draw:end-glue-point="3" svg:d="m2000 2250h-501v1000h1501">
          <text:p/>
        </draw:connector>
        <draw:connector draw:style-name="gr14" draw:text-style-name="P1" draw:layer="layout" svg:x1="2cm" svg:y1="2.25cm" svg:x2="3cm" svg:y2="4.25cm" draw:start-shape="id14" draw:start-glue-point="3" draw:end-shape="id16" draw:end-glue-point="3" svg:d="m2000 2250h-501v2000h1501">
          <text:p/>
        </draw:connector>
        <draw:connector draw:style-name="gr14" draw:text-style-name="P1" draw:layer="layout" svg:x1="2cm" svg:y1="2.25cm" svg:x2="3cm" svg:y2="5.25cm" draw:start-shape="id14" draw:start-glue-point="3" draw:end-shape="id17" draw:end-glue-point="3" svg:d="m2000 2250h-501v3000h1501">
          <text:p/>
        </draw:connector>
        <draw:connector draw:style-name="gr14" draw:text-style-name="P1" draw:layer="layout" svg:x1="3cm" svg:y1="5.25cm" svg:x2="4cm" svg:y2="6.25cm" draw:start-shape="id17" draw:start-glue-point="3" draw:end-shape="id18" draw:end-glue-point="3" svg:d="m3000 5250h-501v1000h1501">
          <text:p/>
        </draw:connector>
        <draw:connector draw:style-name="gr14" draw:text-style-name="P1" draw:layer="layout" svg:x1="3cm" svg:y1="5.25cm" svg:x2="4cm" svg:y2="7.25cm" draw:start-shape="id17" draw:start-glue-point="3" draw:end-shape="id19" draw:end-glue-point="3" svg:d="m3000 5250h-501v2000h1501">
          <text:p/>
        </draw:connector>
        <draw:connector draw:style-name="gr14" draw:text-style-name="P1" draw:layer="layout" svg:x1="3cm" svg:y1="5.25cm" svg:x2="4cm" svg:y2="8.25cm" draw:start-shape="id17" draw:start-glue-point="3" draw:end-shape="id20" draw:end-glue-point="3" svg:d="m3000 5250h-501v3000h1501">
          <text:p/>
        </draw:connector>
        <draw:connector draw:style-name="gr14" draw:text-style-name="P1" draw:layer="layout" svg:x1="3cm" svg:y1="5.25cm" svg:x2="4cm" svg:y2="9.25cm" draw:start-shape="id17" draw:start-glue-point="3" draw:end-shape="id21" svg:d="m3000 5250h-501v4000h1501">
          <text:p/>
        </draw:connector>
        <draw:connector draw:style-name="gr14" draw:text-style-name="P1" draw:layer="layout" svg:x1="2cm" svg:y1="2.25cm" svg:x2="3cm" svg:y2="10.25cm" draw:start-shape="id14" draw:start-glue-point="3" draw:end-shape="id22" draw:end-glue-point="3" svg:d="m2000 2250h-501v8000h1501">
          <text:p/>
        </draw:connector>
        <draw:connector draw:style-name="gr14" draw:text-style-name="P1" draw:layer="layout" svg:x1="2cm" svg:y1="2.25cm" svg:x2="3cm" svg:y2="11.25cm" draw:start-shape="id14" draw:start-glue-point="3" draw:end-shape="id23" draw:end-glue-point="3" svg:d="m2000 2250h-501v9000h1501">
          <text:p/>
        </draw:connector>
        <draw:connector draw:style-name="gr14" draw:text-style-name="P1" draw:layer="layout" svg:x1="2cm" svg:y1="2.25cm" svg:x2="3cm" svg:y2="13.25cm" draw:start-shape="id14" draw:start-glue-point="3" draw:end-shape="id24" draw:end-glue-point="3" svg:d="m2000 2250h-501v11000h1501">
          <text:p/>
        </draw:connector>
        <draw:connector draw:style-name="gr14" draw:text-style-name="P1" draw:layer="layout" svg:x1="3cm" svg:y1="11.25cm" svg:x2="4cm" svg:y2="12.25cm" draw:start-shape="id23" draw:start-glue-point="3" draw:end-shape="id25" draw:end-glue-point="3" svg:d="m3000 11250h-501v1000h1501">
          <text:p/>
        </draw:connector>
        <draw:frame draw:style-name="gr15" draw:text-style-name="P5" draw:layer="layout" svg:width="10cm" svg:height="0.75cm" svg:x="6.5cm" svg:y="2.9cm">
          <draw:text-box>
            <text:p><text:span text:style-name="T4">Конфигурационные файлы WebApp</text:span></text:p>
          </draw:text-box>
        </draw:frame>
        <draw:frame draw:style-name="gr15" draw:text-style-name="P5" draw:layer="layout" svg:width="10cm" svg:height="0.75cm" svg:x="6.5cm" svg:y="4cm">
          <draw:text-box>
            <text:p><text:span text:style-name="T4">Логи WebApp</text:span></text:p>
          </draw:text-box>
        </draw:frame>
        <draw:frame draw:style-name="gr15" draw:text-style-name="P5" draw:layer="layout" svg:width="10cm" svg:height="0.75cm" svg:x="7.8cm" svg:y="5.9cm">
          <draw:text-box>
            <text:p><text:span text:style-name="T4">Дистрибутив ArchiveDaemon</text:span></text:p>
          </draw:text-box>
        </draw:frame>
        <draw:frame draw:style-name="gr15" draw:text-style-name="P5" draw:layer="layout" svg:width="10cm" svg:height="0.75cm" svg:x="7.8cm" svg:y="6.9cm">
          <draw:text-box>
            <text:p><text:span text:style-name="T4">Дистрибутив Informer</text:span></text:p>
          </draw:text-box>
        </draw:frame>
        <draw:frame draw:style-name="gr15" draw:text-style-name="P5" draw:layer="layout" svg:width="10cm" svg:height="0.75cm" svg:x="7.8cm" svg:y="7.9cm">
          <draw:text-box>
            <text:p><text:span text:style-name="T4">Дистрибутив Pure-ftpd</text:span></text:p>
          </draw:text-box>
        </draw:frame>
        <draw:frame draw:style-name="gr15" draw:text-style-name="P5" draw:layer="layout" svg:width="10cm" svg:height="0.75cm" svg:x="7.8cm" svg:y="8.9cm">
          <draw:text-box>
            <text:p><text:span text:style-name="T4">Дистрибутив Персонализации</text:span></text:p>
          </draw:text-box>
        </draw:frame>
        <draw:frame draw:style-name="gr15" draw:text-style-name="P5" draw:layer="layout" svg:width="10cm" svg:height="0.75cm" svg:x="6.2cm" svg:y="9.9cm">
          <draw:text-box>
            <text:p><text:span text:style-name="T4">Дистрибутив Apache Tomcat 6.0</text:span></text:p>
          </draw:text-box>
        </draw:frame>
        <draw:frame draw:style-name="gr15" draw:text-style-name="P5" draw:layer="layout" svg:width="10cm" svg:height="0.75cm" svg:x="7.2cm" svg:y="11.9cm">
          <draw:text-box>
            <text:p><text:span text:style-name="T4">Дистрибутив WebApp</text:span></text:p>
          </draw:text-box>
        </draw:frame>
        <draw:frame draw:style-name="gr15" draw:text-style-name="P5" draw:layer="layout" svg:width="10cm" svg:height="0.75cm" svg:x="6.3cm" svg:y="12.9cm">
          <draw:text-box>
            <text:p><text:span text:style-name="T4">Рабочая директория Tomcat</text:span></text:p>
          </draw:text-box>
        </draw:frame>
      </draw:page>
      <draw:page draw:name="page3" draw:style-name="dp1" draw:master-page-name="Обычный">
        <draw:rect draw:style-name="gr16" draw:text-style-name="P2" xml:id="id27" draw:id="id27" draw:layer="layout" svg:width="3.5cm" svg:height="0.9cm" svg:x="4cm" svg:y="7.6cm">
          <text:p text:style-name="P2"><text:span text:style-name="T1">В процессе</text:span></text:p>
        </draw:rect>
        <draw:rect draw:style-name="gr16" draw:text-style-name="P2" xml:id="id28" draw:id="id28" draw:layer="layout" svg:width="3.5cm" svg:height="1cm" svg:x="4cm" svg:y="11.4cm">
          <text:p text:style-name="P2"><text:span text:style-name="T1">Завершена</text:span></text:p>
        </draw:rect>
        <draw:rect draw:style-name="gr16" draw:text-style-name="P2" xml:id="id26" draw:id="id26" draw:layer="layout" svg:width="3.5cm" svg:height="1cm" svg:x="4cm" svg:y="2.5cm">
          <text:p text:style-name="P2"><text:span text:style-name="T1">Запланирована</text:span></text:p>
        </draw:rect>
        <draw:connector draw:style-name="gr8" draw:text-style-name="P1" xml:id="id30" draw:id="id30" draw:layer="layout" svg:x1="5.75cm" svg:y1="3.5cm" svg:x2="5.75cm" svg:y2="7.6cm" draw:start-shape="id26" draw:start-glue-point="2" draw:end-shape="id27" draw:end-glue-point="0" svg:d="m5750 3500v4100">
          <text:p/>
        </draw:connector>
        <draw:connector draw:style-name="gr8" draw:text-style-name="P1" draw:layer="layout" svg:x1="5.75cm" svg:y1="8.5cm" svg:x2="5.75cm" svg:y2="11.4cm" draw:start-shape="id27" draw:start-glue-point="2" draw:end-shape="id28" draw:end-glue-point="0" svg:d="m5750 8500v2900">
          <text:p/>
        </draw:connector>
        <draw:frame draw:style-name="gr12" draw:text-style-name="P6" draw:layer="layout" svg:width="6.251cm" svg:height="0.64cm" svg:x="5.6cm" svg:y="3.775cm">
          <draw:text-box>
            <text:p text:style-name="P6"><text:span text:style-name="T5">Наступило время начала рассылки</text:span></text:p>
          </draw:text-box>
        </draw:frame>
        <draw:frame draw:style-name="gr12" draw:text-style-name="P6" draw:layer="layout" svg:width="10.239cm" svg:height="0.64cm" svg:x="5.638cm" svg:y="10.3cm">
          <draw:text-box>
            <text:p text:style-name="P6"><text:span text:style-name="T5">Все сообщения рассылки перешли в финальное состояние</text:span></text:p>
          </draw:text-box>
        </draw:frame>
        <draw:frame draw:style-name="gr17" draw:text-style-name="P6" draw:layer="layout" svg:width="7.462cm" svg:height="1.029cm" svg:x="7.838cm" svg:y="8cm">
          <draw:text-box>
            <text:p text:style-name="P6"><text:span text:style-name="T5">Рассылку приостановили или наступило время завершения рассылки</text:span></text:p>
          </draw:text-box>
        </draw:frame>
        <draw:frame draw:style-name="gr18" draw:text-style-name="P6" draw:layer="layout" svg:width="13cm" svg:height="0.64cm" svg:x="7.5cm" svg:y="5.6cm">
          <draw:text-box>
            <text:p text:style-name="P6"><text:span text:style-name="T5">Рассылку активировали или изменили время окончания</text:span></text:p>
          </draw:text-box>
        </draw:frame>
        <draw:rect draw:style-name="gr16" draw:text-style-name="P2" xml:id="id29" draw:id="id29" draw:layer="layout" svg:width="3.5cm" svg:height="0.9cm" svg:x="15.5cm" svg:y="7.6cm">
          <text:p text:style-name="P2"><text:span text:style-name="T1">На паузе</text:span></text:p>
        </draw:rect>
        <draw:connector draw:style-name="gr8" draw:text-style-name="P1" draw:layer="layout" svg:x1="7.5cm" svg:y1="8.05cm" svg:x2="15.5cm" svg:y2="8.05cm" draw:start-shape="id27" draw:start-glue-point="1" draw:end-shape="id29" svg:d="m7500 8050h8000">
          <text:p/>
        </draw:connector>
        <draw:connector draw:style-name="gr8" draw:text-style-name="P1" draw:layer="layout" svg:x1="17.25cm" svg:y1="7.6cm" svg:x2="5.75cm" svg:y2="5.55cm" draw:start-shape="id29" draw:start-glue-point="0" draw:end-shape="id30" draw:end-glue-point="0" svg:d="m17250 7600v-2050h-11500">
          <text:p/>
        </draw:connector>
      </draw:page>
      <draw:page draw:name="page4" draw:style-name="dp1" draw:master-page-name="Обычный">
        <draw:circle draw:style-name="gr19" draw:text-style-name="P7" xml:id="id31" draw:id="id31" draw:layer="layout" svg:width="1.5cm" svg:height="1.5cm" svg:x="2.5cm" svg:y="9.5cm">
          <text:p/>
        </draw:circle>
        <draw:circle draw:style-name="gr16" draw:text-style-name="P8" draw:layer="layout" svg:width="1.5cm" svg:height="1.5cm" svg:x="7.483cm" svg:y="9.5cm">
          <text:p/>
        </draw:circle>
        <draw:frame draw:style-name="gr12" draw:text-style-name="P6" draw:layer="layout" svg:width="2.483cm" svg:height="0.64cm" svg:x="7.1cm" svg:y="11cm">
          <draw:text-box>
            <text:p><text:span text:style-name="T5">Отправлено</text:span></text:p>
          </draw:text-box>
        </draw:frame>
        <draw:circle draw:style-name="gr16" draw:text-style-name="P8" xml:id="id32" draw:id="id32" draw:layer="layout" svg:width="1.5cm" svg:height="1.5cm" svg:x="7.484cm" svg:y="9.5cm">
          <text:p/>
        </draw:circle>
        <draw:frame draw:style-name="gr12" draw:text-style-name="P6" draw:layer="layout" svg:width="2.483cm" svg:height="0.64cm" svg:x="7.101cm" svg:y="11cm">
          <draw:text-box>
            <text:p><text:span text:style-name="T5">Отправлено</text:span></text:p>
          </draw:text-box>
        </draw:frame>
        <draw:frame draw:style-name="gr12" draw:text-style-name="P6" draw:layer="layout" svg:width="2.432cm" svg:height="0.64cm" svg:x="12.468cm" svg:y="10.96cm">
          <draw:text-box>
            <text:p><text:span text:style-name="T5">Доставлено</text:span></text:p>
          </draw:text-box>
        </draw:frame>
        <draw:circle draw:style-name="gr20" draw:text-style-name="P8" xml:id="id34" draw:id="id34" draw:layer="layout" svg:width="1.5cm" svg:height="1.5cm" svg:x="12.852cm" svg:y="9.486cm">
          <text:p/>
        </draw:circle>
        <draw:frame draw:style-name="gr12" draw:text-style-name="P6" draw:layer="layout" svg:width="2.835cm" svg:height="0.64cm" svg:x="12.2cm" svg:y="7.4cm">
          <draw:text-box>
            <text:p><text:span text:style-name="T5">Недоставлено</text:span></text:p>
          </draw:text-box>
        </draw:frame>
        <draw:circle draw:style-name="gr20" draw:text-style-name="P8" xml:id="id33" draw:id="id33" draw:layer="layout" svg:width="1.5cm" svg:height="1.5cm" svg:x="12.852cm" svg:y="5.9cm">
          <text:p/>
        </draw:circle>
        <draw:circle draw:style-name="gr20" draw:text-style-name="P8" xml:id="id35" draw:id="id35" draw:layer="layout" svg:width="1.5cm" svg:height="1.5cm" svg:x="12.852cm" svg:y="12.86cm">
          <text:p/>
        </draw:circle>
        <draw:frame draw:style-name="gr12" draw:text-style-name="P6" draw:layer="layout" svg:width="3.546cm" svg:height="0.64cm" svg:x="11.868cm" svg:y="14.36cm">
          <draw:text-box>
            <text:p><text:span text:style-name="T5">Статус неизвестен</text:span></text:p>
          </draw:text-box>
        </draw:frame>
        <draw:connector draw:style-name="gr8" draw:text-style-name="P1" draw:layer="layout" svg:x1="4cm" svg:y1="10.25cm" svg:x2="7.484cm" svg:y2="10.25cm" draw:start-shape="id31" draw:start-glue-point="1" draw:end-shape="id32" svg:d="m4000 10250h3484">
          <text:p/>
        </draw:connector>
        <draw:connector draw:style-name="gr8" draw:text-style-name="P1" draw:layer="layout" svg:x1="8.984cm" svg:y1="10.25cm" svg:x2="12.852cm" svg:y2="6.65cm" draw:start-shape="id32" draw:end-shape="id33" svg:d="m8984 10250h1910v-3600h1958">
          <text:p/>
        </draw:connector>
        <draw:connector draw:style-name="gr8" draw:text-style-name="P1" draw:layer="layout" svg:x1="8.984cm" svg:y1="10.25cm" svg:x2="12.852cm" svg:y2="10.236cm" draw:start-shape="id32" draw:start-glue-point="1" draw:end-shape="id34" svg:d="m8984 10250h1910v-14h1958">
          <text:p/>
        </draw:connector>
        <draw:connector draw:style-name="gr8" draw:text-style-name="P1" draw:layer="layout" svg:x1="8.984cm" svg:y1="10.25cm" svg:x2="12.852cm" svg:y2="13.61cm" draw:start-shape="id32" draw:start-glue-point="1" draw:end-shape="id35" draw:end-glue-point="3" svg:d="m8984 10250h1910v3360h1958">
          <text:p/>
        </draw:connector>
        <draw:frame draw:style-name="gr12" draw:text-style-name="P6" draw:layer="layout" svg:width="1.522cm" svg:height="0.64cm" svg:x="2.454cm" svg:y="11cm">
          <draw:text-box>
            <text:p><text:span text:style-name="T5">Новое</text:span></text:p>
          </draw:text-box>
        </draw:frame>
        <draw:connector draw:style-name="gr8" draw:text-style-name="P1" draw:layer="layout" draw:line-skew="-0.95cm" svg:x1="8.234cm" svg:y1="9.5cm" svg:x2="3.25cm" svg:y2="9.5cm" draw:start-shape="id32" draw:start-glue-point="0" draw:end-shape="id31" svg:d="m8234 9500v-500h-4984v500">
          <text:p/>
        </draw:connector>
        <draw:frame draw:style-name="gr12" draw:text-style-name="P6" draw:layer="layout" svg:width="2.716cm" svg:height="0.64cm" svg:x="4.1cm" svg:y="7.36cm">
          <draw:text-box>
            <text:p text:style-name="P6"><text:span text:style-name="T5">Перепосыл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Артем Снопков</meta:initial-creator>
    <meta:creation-date>2011-06-15T16:11:13.98</meta:creation-date>
    <dc:date>2011-06-21T15:49:35.34</dc:date>
    <dc:creator>Артем Снопков</dc:creator>
    <meta:editing-duration>PT8H6M1S</meta:editing-duration>
    <meta:editing-cycles>11</meta:editing-cycles>
    <meta:generator>OpenOffice.org/3.3$Win32 OpenOffice.org_project/330m20$Build-9567</meta:generator>
    <meta:document-statistic meta:object-count="92"/>
  </office:meta>
</office:document-meta>
</file>